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81.57mm" svg:height="112.09mm" svg:x="300.66mm" svg:y="2.65mm">
            <draw:object draw:notify-on-update-of-ranges="results.A1:results.E1 results.B2:results.B9 results.A2:results.A2 results.D2:results.D9 results.B10:results.B17 results.A10:results.A10 results.D10:results.D17 results.B18:results.B25 results.A18:results.A18 results.D18:results.D25 results.B26:results.B33 results.A26:results.A26 results.D26:results.D33 results.B34:results.B41 results.A34:results.A34 results.D34:results.D41 results.B42:results.B49 results.A42:results.A42 results.D42:results.D49 results.B50:results.B57 results.A50:results.A50 results.D50:results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.A1:results.E1 results.B2:results.B9 results.A2:results.A2 results.E2:results.E9 results.B10:results.B17 results.A10:results.A10 results.E10:results.E17 results.B18:results.B25 results.A18:results.A18 results.E18:results.E25 results.B26:results.B33 results.A26:results.A26 results.E26:results.E33 results.B34:results.B41 results.A34:results.A34 results.E34:results.E41 results.B42:results.B49 results.A42:results.A42 results.E42:results.E49 results.B50:results.B57 results.A50:results.A50 results.E50:results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1.57mm" svg:height="112.09mm" svg:x="237.29mm" svg:y="270.95mm">
            <draw:object draw:notify-on-update-of-ranges="results.A1:results.E1 results.B2:results.B9 results.A2:results.A2 results.F2:results.F9 results.B10:results.B17 results.A10:results.A10 results.F10:results.F17 results.B18:results.B25 results.A18:results.A18 results.F18:results.F25 results.B26:results.B33 results.A26:results.A26 results.F26:results.F33 results.B34:results.B41 results.A34:results.A34 results.F34:results.F41 results.B42:results.B49 results.A42:results.A42 results.F42:results.F49 results.B50:results.B57 results.A50:results.A50 results.F50:results.F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Teoretyczna</text:p>
          </table:table-cell>
          <table:table-cell/>
          <table:table-cell office:value-type="string" calcext:value-type="string">
            <text:p>Czas obliczenia jednego punkt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12061977" calcext:value-type="float">
            <text:p>0,0112061977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formula="of:=([.$H$2]*[.$A2]*[.$A2])/(([.$H$2]*[.$A2]*[.$A2])+(2*([.$B2]-1)*([.$H$4] + [.$A2]*[.$H$6])))" office:value-type="float" office:value="1" calcext:value-type="float">
            <text:p>1</text:p>
          </table:table-cell>
          <table:table-cell/>
          <table:table-cell office:value-type="float" office:value="0.00003682" calcext:value-type="float">
            <text:p>3,682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94804287" calcext:value-type="float">
            <text:p>0,0094804287</text:p>
          </table:table-cell>
          <table:table-cell table:formula="of:=[.$C$2]/[.$C3]" office:value-type="float" office:value="1.18203491156471" calcext:value-type="float">
            <text:p>1,18203491156471</text:p>
          </table:table-cell>
          <table:table-cell table:formula="of:=[.$D3]/[.$B3]" office:value-type="float" office:value="0.591017455782353" calcext:value-type="float">
            <text:p>0,591017455782353</text:p>
          </table:table-cell>
          <table:table-cell table:formula="of:=([.$H$2]*[.$A3]*[.$A3])/(([.$H$2]*[.$A3]*[.$A3])+(2*([.$B3]-1)*([.$H$4] + [.$A3]*[.$H$6])))" office:value-type="float" office:value="0.672611232260495" calcext:value-type="float">
            <text:p>0,672611232260495</text:p>
          </table:table-cell>
          <table:table-cell/>
          <table:table-cell office:value-type="string" calcext:value-type="string">
            <text:p>Zainicjowanie komunikacj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105356932" calcext:value-type="float">
            <text:p>0,0105356932</text:p>
          </table:table-cell>
          <table:table-cell table:formula="of:=[.$C$2]/[.$C4]" office:value-type="float" office:value="1.0636412324535" calcext:value-type="float">
            <text:p>1,0636412324535</text:p>
          </table:table-cell>
          <table:table-cell table:formula="of:=[.$D4]/[.$B4]" office:value-type="float" office:value="0.354547077484501" calcext:value-type="float">
            <text:p>0,354547077484501</text:p>
          </table:table-cell>
          <table:table-cell table:formula="of:=([.$H$2]*[.$A4]*[.$A4])/(([.$H$2]*[.$A4]*[.$A4])+(2*([.$B4]-1)*([.$H$4] + [.$A4]*[.$H$6])))" office:value-type="float" office:value="0.506717586141646" calcext:value-type="float">
            <text:p>0,506717586141646</text:p>
          </table:table-cell>
          <table:table-cell/>
          <table:table-cell office:value-type="float" office:value="0.00115" calcext:value-type="float">
            <text:p>0,0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100550652" calcext:value-type="float">
            <text:p>0,0100550652</text:p>
          </table:table-cell>
          <table:table-cell table:formula="of:=[.$C$2]/[.$C5]" office:value-type="float" office:value="1.11448284790834" calcext:value-type="float">
            <text:p>1,11448284790834</text:p>
          </table:table-cell>
          <table:table-cell table:formula="of:=[.$D5]/[.$B5]" office:value-type="float" office:value="0.278620711977084" calcext:value-type="float">
            <text:p>0,278620711977084</text:p>
          </table:table-cell>
          <table:table-cell table:formula="of:=([.$H$2]*[.$A5]*[.$A5])/(([.$H$2]*[.$A5]*[.$A5])+(2*([.$B5]-1)*([.$H$4] + [.$A5]*[.$H$6])))" office:value-type="float" office:value="0.406466257753369" calcext:value-type="float">
            <text:p>0,406466257753369</text:p>
          </table:table-cell>
          <table:table-cell/>
          <table:table-cell office:value-type="string" calcext:value-type="string">
            <text:p>Wysłanie jednego wiers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16108418" calcext:value-type="float">
            <text:p>0,0116108418</text:p>
          </table:table-cell>
          <table:table-cell table:formula="of:=[.$C$2]/[.$C6]" office:value-type="float" office:value="0.965149460567105" calcext:value-type="float">
            <text:p>0,965149460567105</text:p>
          </table:table-cell>
          <table:table-cell table:formula="of:=[.$D6]/[.$B6]" office:value-type="float" office:value="0.193029892113421" calcext:value-type="float">
            <text:p>0,193029892113421</text:p>
          </table:table-cell>
          <table:table-cell table:formula="of:=([.$H$2]*[.$A6]*[.$A6])/(([.$H$2]*[.$A6]*[.$A6])+(2*([.$B6]-1)*([.$H$4] + [.$A6]*[.$H$6])))" office:value-type="float" office:value="0.339331382623321" calcext:value-type="float">
            <text:p>0,339331382623321</text:p>
          </table:table-cell>
          <table:table-cell/>
          <table:table-cell office:value-type="float" office:value="0.0000715" calcext:value-type="float">
            <text:p>7,1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146339655" calcext:value-type="float">
            <text:p>0,0146339655</text:p>
          </table:table-cell>
          <table:table-cell table:formula="of:=[.$C$2]/[.$C7]" office:value-type="float" office:value="0.765766305790457" calcext:value-type="float">
            <text:p>0,765766305790457</text:p>
          </table:table-cell>
          <table:table-cell table:formula="of:=[.$D7]/[.$B7]" office:value-type="float" office:value="0.127627717631743" calcext:value-type="float">
            <text:p>0,127627717631743</text:p>
          </table:table-cell>
          <table:table-cell table:formula="of:=([.$H$2]*[.$A7]*[.$A7])/(([.$H$2]*[.$A7]*[.$A7])+(2*([.$B7]-1)*([.$H$4] + [.$A7]*[.$H$6])))" office:value-type="float" office:value="0.291229787381295" calcext:value-type="float">
            <text:p>0,2912297873812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147285938" calcext:value-type="float">
            <text:p>0,0147285938</text:p>
          </table:table-cell>
          <table:table-cell table:formula="of:=[.$C$2]/[.$C8]" office:value-type="float" office:value="0.760846408840469" calcext:value-type="float">
            <text:p>0,760846408840469</text:p>
          </table:table-cell>
          <table:table-cell table:formula="of:=[.$D8]/[.$B8]" office:value-type="float" office:value="0.108692344120067" calcext:value-type="float">
            <text:p>0,108692344120067</text:p>
          </table:table-cell>
          <table:table-cell table:formula="of:=([.$H$2]*[.$A8]*[.$A8])/(([.$H$2]*[.$A8]*[.$A8])+(2*([.$B8]-1)*([.$H$4] + [.$A8]*[.$H$6])))" office:value-type="float" office:value="0.255072262969666" calcext:value-type="float">
            <text:p>0,2550722629696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14918828" calcext:value-type="float">
            <text:p>0,014918828</text:p>
          </table:table-cell>
          <table:table-cell table:formula="of:=[.$C$2]/[.$C9]" office:value-type="float" office:value="0.751144640852485" calcext:value-type="float">
            <text:p>0,751144640852485</text:p>
          </table:table-cell>
          <table:table-cell table:formula="of:=[.$D9]/[.$B9]" office:value-type="float" office:value="0.0938930801065606" calcext:value-type="float">
            <text:p>0,093893080106561</text:p>
          </table:table-cell>
          <table:table-cell table:formula="of:=([.$H$2]*[.$A9]*[.$A9])/(([.$H$2]*[.$A9]*[.$A9])+(2*([.$B9]-1)*([.$H$4] + [.$A9]*[.$H$6])))" office:value-type="float" office:value="0.22690140465342" calcext:value-type="float">
            <text:p>0,226901404653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80040646" calcext:value-type="float">
            <text:p>0,0380040646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formula="of:=([.$H$2]*[.$A10]*[.$A10])/(([.$H$2]*[.$A10]*[.$A10])+(2*([.$B10]-1)*([.$H$4] + [.$A1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234399796" calcext:value-type="float">
            <text:p>0,0234399796</text:p>
          </table:table-cell>
          <table:table-cell table:formula="of:=[.$C$10]/[.$C11]" office:value-type="float" office:value="1.62133522505284" calcext:value-type="float">
            <text:p>1,62133522505284</text:p>
          </table:table-cell>
          <table:table-cell table:formula="of:=[.$D11]/[.$B11]" office:value-type="float" office:value="0.81066761252642" calcext:value-type="float">
            <text:p>0,81066761252642</text:p>
          </table:table-cell>
          <table:table-cell table:formula="of:=([.$H$2]*[.$A11]*[.$A11])/(([.$H$2]*[.$A11]*[.$A11])+(2*([.$B11]-1)*([.$H$4] + [.$A11]*[.$H$6])))" office:value-type="float" office:value="0.845759323530362" calcext:value-type="float">
            <text:p>0,8457593235303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205880165" calcext:value-type="float">
            <text:p>0,0205880165</text:p>
          </table:table-cell>
          <table:table-cell table:formula="of:=[.$C$10]/[.$C12]" office:value-type="float" office:value="1.84593132611876" calcext:value-type="float">
            <text:p>1,84593132611876</text:p>
          </table:table-cell>
          <table:table-cell table:formula="of:=[.$D12]/[.$B12]" office:value-type="float" office:value="0.615310442039588" calcext:value-type="float">
            <text:p>0,615310442039588</text:p>
          </table:table-cell>
          <table:table-cell table:formula="of:=([.$H$2]*[.$A12]*[.$A12])/(([.$H$2]*[.$A12]*[.$A12])+(2*([.$B12]-1)*([.$H$4] + [.$A12]*[.$H$6])))" office:value-type="float" office:value="0.732740875254199" calcext:value-type="float">
            <text:p>0,7327408752541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171686411" calcext:value-type="float">
            <text:p>0,0171686411</text:p>
          </table:table-cell>
          <table:table-cell table:formula="of:=[.$C$10]/[.$C13]" office:value-type="float" office:value="2.21357441038243" calcext:value-type="float">
            <text:p>2,21357441038243</text:p>
          </table:table-cell>
          <table:table-cell table:formula="of:=[.$D13]/[.$B13]" office:value-type="float" office:value="0.553393602595607" calcext:value-type="float">
            <text:p>0,553393602595607</text:p>
          </table:table-cell>
          <table:table-cell table:formula="of:=([.$H$2]*[.$A13]*[.$A13])/(([.$H$2]*[.$A13]*[.$A13])+(2*([.$B13]-1)*([.$H$4] + [.$A13]*[.$H$6])))" office:value-type="float" office:value="0.646367119890941" calcext:value-type="float">
            <text:p>0,6463671198909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209071875" calcext:value-type="float">
            <text:p>0,0209071875</text:p>
          </table:table-cell>
          <table:table-cell table:formula="of:=[.$C$10]/[.$C14]" office:value-type="float" office:value="1.8177511728921" calcext:value-type="float">
            <text:p>1,8177511728921</text:p>
          </table:table-cell>
          <table:table-cell table:formula="of:=[.$D14]/[.$B14]" office:value-type="float" office:value="0.363550234578419" calcext:value-type="float">
            <text:p>0,363550234578419</text:p>
          </table:table-cell>
          <table:table-cell table:formula="of:=([.$H$2]*[.$A14]*[.$A14])/(([.$H$2]*[.$A14]*[.$A14])+(2*([.$B14]-1)*([.$H$4] + [.$A14]*[.$H$6])))" office:value-type="float" office:value="0.57820919253683" calcext:value-type="float">
            <text:p>0,5782091925368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227483273" calcext:value-type="float">
            <text:p>0,0227483273</text:p>
          </table:table-cell>
          <table:table-cell table:formula="of:=[.$C$10]/[.$C15]" office:value-type="float" office:value="1.6706311676815" calcext:value-type="float">
            <text:p>1,6706311676815</text:p>
          </table:table-cell>
          <table:table-cell table:formula="of:=[.$D15]/[.$B15]" office:value-type="float" office:value="0.278438527946917" calcext:value-type="float">
            <text:p>0,278438527946917</text:p>
          </table:table-cell>
          <table:table-cell table:formula="of:=([.$H$2]*[.$A15]*[.$A15])/(([.$H$2]*[.$A15]*[.$A15])+(2*([.$B15]-1)*([.$H$4] + [.$A15]*[.$H$6])))" office:value-type="float" office:value="0.523054316871725" calcext:value-type="float">
            <text:p>0,5230543168717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217101574" calcext:value-type="float">
            <text:p>0,0217101574</text:p>
          </table:table-cell>
          <table:table-cell table:formula="of:=[.$C$10]/[.$C16]" office:value-type="float" office:value="1.7505199939269" calcext:value-type="float">
            <text:p>1,7505199939269</text:p>
          </table:table-cell>
          <table:table-cell table:formula="of:=[.$D16]/[.$B16]" office:value-type="float" office:value="0.2500742848467" calcext:value-type="float">
            <text:p>0,2500742848467</text:p>
          </table:table-cell>
          <table:table-cell table:formula="of:=([.$H$2]*[.$A16]*[.$A16])/(([.$H$2]*[.$A16]*[.$A16])+(2*([.$B16]-1)*([.$H$4] + [.$A16]*[.$H$6])))" office:value-type="float" office:value="0.477505481278546" calcext:value-type="float">
            <text:p>0,4775054812785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216458559" calcext:value-type="float">
            <text:p>0,0216458559</text:p>
          </table:table-cell>
          <table:table-cell table:formula="of:=[.$C$10]/[.$C17]" office:value-type="float" office:value="1.75572011453703" calcext:value-type="float">
            <text:p>1,75572011453703</text:p>
          </table:table-cell>
          <table:table-cell table:formula="of:=[.$D17]/[.$B17]" office:value-type="float" office:value="0.219465014317128" calcext:value-type="float">
            <text:p>0,219465014317128</text:p>
          </table:table-cell>
          <table:table-cell table:formula="of:=([.$H$2]*[.$A17]*[.$A17])/(([.$H$2]*[.$A17]*[.$A17])+(2*([.$B17]-1)*([.$H$4] + [.$A17]*[.$H$6])))" office:value-type="float" office:value="0.439254165633685" calcext:value-type="float">
            <text:p>0,4392541656336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1540113688" calcext:value-type="float">
            <text:p>0,1540113688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formula="of:=([.$H$2]*[.$A18]*[.$A18])/(([.$H$2]*[.$A18]*[.$A18])+(2*([.$B18]-1)*([.$H$4] + [.$A18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822282791" calcext:value-type="float">
            <text:p>0,0822282791</text:p>
          </table:table-cell>
          <table:table-cell table:formula="of:=[.$C$18]/[.$C19]" office:value-type="float" office:value="1.87297327009243" calcext:value-type="float">
            <text:p>1,87297327009243</text:p>
          </table:table-cell>
          <table:table-cell table:formula="of:=[.$D19]/[.$B19]" office:value-type="float" office:value="0.936486635046215" calcext:value-type="float">
            <text:p>0,936486635046215</text:p>
          </table:table-cell>
          <table:table-cell table:formula="of:=([.$H$2]*[.$A19]*[.$A19])/(([.$H$2]*[.$A19]*[.$A19])+(2*([.$B19]-1)*([.$H$4] + [.$A19]*[.$H$6])))" office:value-type="float" office:value="0.929424838315583" calcext:value-type="float">
            <text:p>0,92942483831558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59052825" calcext:value-type="float">
            <text:p>0,059052825</text:p>
          </table:table-cell>
          <table:table-cell table:formula="of:=[.$C$18]/[.$C20]" office:value-type="float" office:value="2.6080271147062" calcext:value-type="float">
            <text:p>2,6080271147062</text:p>
          </table:table-cell>
          <table:table-cell table:formula="of:=[.$D20]/[.$B20]" office:value-type="float" office:value="0.869342371568732" calcext:value-type="float">
            <text:p>0,869342371568732</text:p>
          </table:table-cell>
          <table:table-cell table:formula="of:=([.$H$2]*[.$A20]*[.$A20])/(([.$H$2]*[.$A20]*[.$A20])+(2*([.$B20]-1)*([.$H$4] + [.$A20]*[.$H$6])))" office:value-type="float" office:value="0.868154681314714" calcext:value-type="float">
            <text:p>0,8681546813147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476510763" calcext:value-type="float">
            <text:p>0,0476510763</text:p>
          </table:table-cell>
          <table:table-cell table:formula="of:=[.$C$18]/[.$C21]" office:value-type="float" office:value="3.23206485054777" calcext:value-type="float">
            <text:p>3,23206485054777</text:p>
          </table:table-cell>
          <table:table-cell table:formula="of:=[.$D21]/[.$B21]" office:value-type="float" office:value="0.808016212636943" calcext:value-type="float">
            <text:p>0,808016212636943</text:p>
          </table:table-cell>
          <table:table-cell table:formula="of:=([.$H$2]*[.$A21]*[.$A21])/(([.$H$2]*[.$A21]*[.$A21])+(2*([.$B21]-1)*([.$H$4] + [.$A21]*[.$H$6])))" office:value-type="float" office:value="0.814463107342241" calcext:value-type="float">
            <text:p>0,8144631073422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583442688" calcext:value-type="float">
            <text:p>0,0583442688</text:p>
          </table:table-cell>
          <table:table-cell table:formula="of:=[.$C$18]/[.$C22]" office:value-type="float" office:value="2.63970004196882" calcext:value-type="float">
            <text:p>2,63970004196882</text:p>
          </table:table-cell>
          <table:table-cell table:formula="of:=[.$D22]/[.$B22]" office:value-type="float" office:value="0.527940008393764" calcext:value-type="float">
            <text:p>0,527940008393764</text:p>
          </table:table-cell>
          <table:table-cell table:formula="of:=([.$H$2]*[.$A22]*[.$A22])/(([.$H$2]*[.$A22]*[.$A22])+(2*([.$B22]-1)*([.$H$4] + [.$A22]*[.$H$6])))" office:value-type="float" office:value="0.767025906263528" calcext:value-type="float">
            <text:p>0,7670259062635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55388093" calcext:value-type="float">
            <text:p>0,055388093</text:p>
          </table:table-cell>
          <table:table-cell table:formula="of:=[.$C$18]/[.$C23]" office:value-type="float" office:value="2.78058623177368" calcext:value-type="float">
            <text:p>2,78058623177368</text:p>
          </table:table-cell>
          <table:table-cell table:formula="of:=[.$D23]/[.$B23]" office:value-type="float" office:value="0.463431038628946" calcext:value-type="float">
            <text:p>0,463431038628946</text:p>
          </table:table-cell>
          <table:table-cell table:formula="of:=([.$H$2]*[.$A23]*[.$A23])/(([.$H$2]*[.$A23]*[.$A23])+(2*([.$B23]-1)*([.$H$4] + [.$A23]*[.$H$6])))" office:value-type="float" office:value="0.724810395035014" calcext:value-type="float">
            <text:p>0,7248103950350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487401485" calcext:value-type="float">
            <text:p>0,0487401485</text:p>
          </table:table-cell>
          <table:table-cell table:formula="of:=[.$C$18]/[.$C24]" office:value-type="float" office:value="3.15984611331252" calcext:value-type="float">
            <text:p>3,15984611331252</text:p>
          </table:table-cell>
          <table:table-cell table:formula="of:=[.$D24]/[.$B24]" office:value-type="float" office:value="0.451406587616074" calcext:value-type="float">
            <text:p>0,451406587616074</text:p>
          </table:table-cell>
          <table:table-cell table:formula="of:=([.$H$2]*[.$A24]*[.$A24])/(([.$H$2]*[.$A24]*[.$A24])+(2*([.$B24]-1)*([.$H$4] + [.$A24]*[.$H$6])))" office:value-type="float" office:value="0.686999377570074" calcext:value-type="float">
            <text:p>0,68699937757007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457154512" calcext:value-type="float">
            <text:p>0,0457154512</text:p>
          </table:table-cell>
          <table:table-cell table:formula="of:=[.$C$18]/[.$C25]" office:value-type="float" office:value="3.36891280206811" calcext:value-type="float">
            <text:p>3,36891280206811</text:p>
          </table:table-cell>
          <table:table-cell table:formula="of:=[.$D25]/[.$B25]" office:value-type="float" office:value="0.421114100258514" calcext:value-type="float">
            <text:p>0,421114100258514</text:p>
          </table:table-cell>
          <table:table-cell table:formula="of:=([.$H$2]*[.$A25]*[.$A25])/(([.$H$2]*[.$A25]*[.$A25])+(2*([.$B25]-1)*([.$H$4] + [.$A25]*[.$H$6])))" office:value-type="float" office:value="0.652937725172258" calcext:value-type="float">
            <text:p>0,65293772517225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5901448011" calcext:value-type="float">
            <text:p>0,5901448011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formula="of:=([.$H$2]*[.$A26]*[.$A26])/(([.$H$2]*[.$A26]*[.$A26])+(2*([.$B26]-1)*([.$H$4] + [.$A26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035743237" calcext:value-type="float">
            <text:p>0,3035743237</text:p>
          </table:table-cell>
          <table:table-cell table:formula="of:=[.$C$26]/[.$C27]" office:value-type="float" office:value="1.9439878640171" calcext:value-type="float">
            <text:p>1,9439878640171</text:p>
          </table:table-cell>
          <table:table-cell table:formula="of:=[.$D27]/[.$B27]" office:value-type="float" office:value="0.971993932008552" calcext:value-type="float">
            <text:p>0,971993932008552</text:p>
          </table:table-cell>
          <table:table-cell table:formula="of:=([.$H$2]*[.$A27]*[.$A27])/(([.$H$2]*[.$A27]*[.$A27])+(2*([.$B27]-1)*([.$H$4] + [.$A27]*[.$H$6])))" office:value-type="float" office:value="0.966973511871711" calcext:value-type="float">
            <text:p>0,9669735118717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2118157625" calcext:value-type="float">
            <text:p>0,2118157625</text:p>
          </table:table-cell>
          <table:table-cell table:formula="of:=[.$C$26]/[.$C28]" office:value-type="float" office:value="2.78612315785517" calcext:value-type="float">
            <text:p>2,78612315785517</text:p>
          </table:table-cell>
          <table:table-cell table:formula="of:=[.$D28]/[.$B28]" office:value-type="float" office:value="0.928707719285056" calcext:value-type="float">
            <text:p>0,928707719285056</text:p>
          </table:table-cell>
          <table:table-cell table:formula="of:=([.$H$2]*[.$A28]*[.$A28])/(([.$H$2]*[.$A28]*[.$A28])+(2*([.$B28]-1)*([.$H$4] + [.$A28]*[.$H$6])))" office:value-type="float" office:value="0.93605877776062" calcext:value-type="float">
            <text:p>0,9360587777606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63295269" calcext:value-type="float">
            <text:p>0,163295269</text:p>
          </table:table-cell>
          <table:table-cell table:formula="of:=[.$C$26]/[.$C29]" office:value-type="float" office:value="3.61397366080459" calcext:value-type="float">
            <text:p>3,61397366080459</text:p>
          </table:table-cell>
          <table:table-cell table:formula="of:=[.$D29]/[.$B29]" office:value-type="float" office:value="0.903493415201147" calcext:value-type="float">
            <text:p>0,903493415201147</text:p>
          </table:table-cell>
          <table:table-cell table:formula="of:=([.$H$2]*[.$A29]*[.$A29])/(([.$H$2]*[.$A29]*[.$A29])+(2*([.$B29]-1)*([.$H$4] + [.$A29]*[.$H$6])))" office:value-type="float" office:value="0.907059530256384" calcext:value-type="float">
            <text:p>0,90705953025638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086839676" calcext:value-type="float">
            <text:p>0,2086839676</text:p>
          </table:table-cell>
          <table:table-cell table:formula="of:=[.$C$26]/[.$C30]" office:value-type="float" office:value="2.82793550404013" calcext:value-type="float">
            <text:p>2,82793550404013</text:p>
          </table:table-cell>
          <table:table-cell table:formula="of:=[.$D30]/[.$B30]" office:value-type="float" office:value="0.565587100808026" calcext:value-type="float">
            <text:p>0,565587100808026</text:p>
          </table:table-cell>
          <table:table-cell table:formula="of:=([.$H$2]*[.$A30]*[.$A30])/(([.$H$2]*[.$A30]*[.$A30])+(2*([.$B30]-1)*([.$H$4] + [.$A30]*[.$H$6])))" office:value-type="float" office:value="0.879803092684393" calcext:value-type="float">
            <text:p>0,87980309268439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178036046" calcext:value-type="float">
            <text:p>0,178036046</text:p>
          </table:table-cell>
          <table:table-cell table:formula="of:=[.$C$26]/[.$C31]" office:value-type="float" office:value="3.31474897560913" calcext:value-type="float">
            <text:p>3,31474897560913</text:p>
          </table:table-cell>
          <table:table-cell table:formula="of:=[.$D31]/[.$B31]" office:value-type="float" office:value="0.552458162601522" calcext:value-type="float">
            <text:p>0,552458162601522</text:p>
          </table:table-cell>
          <table:table-cell table:formula="of:=([.$H$2]*[.$A31]*[.$A31])/(([.$H$2]*[.$A31]*[.$A31])+(2*([.$B31]-1)*([.$H$4] + [.$A31]*[.$H$6])))" office:value-type="float" office:value="0.854136938088818" calcext:value-type="float">
            <text:p>0,8541369380888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1599599123" calcext:value-type="float">
            <text:p>0,1599599123</text:p>
          </table:table-cell>
          <table:table-cell table:formula="of:=[.$C$26]/[.$C32]" office:value-type="float" office:value="3.68932936142901" calcext:value-type="float">
            <text:p>3,68932936142901</text:p>
          </table:table-cell>
          <table:table-cell table:formula="of:=[.$D32]/[.$B32]" office:value-type="float" office:value="0.527047051632716" calcext:value-type="float">
            <text:p>0,527047051632716</text:p>
          </table:table-cell>
          <table:table-cell table:formula="of:=([.$H$2]*[.$A32]*[.$A32])/(([.$H$2]*[.$A32]*[.$A32])+(2*([.$B32]-1)*([.$H$4] + [.$A32]*[.$H$6])))" office:value-type="float" office:value="0.829925833443759" calcext:value-type="float">
            <text:p>0,82992583344375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1417247295" calcext:value-type="float">
            <text:p>0,1417247295</text:p>
          </table:table-cell>
          <table:table-cell table:formula="of:=[.$C$26]/[.$C33]" office:value-type="float" office:value="4.16402136156485" calcext:value-type="float">
            <text:p>4,16402136156485</text:p>
          </table:table-cell>
          <table:table-cell table:formula="of:=[.$D33]/[.$B33]" office:value-type="float" office:value="0.520502670195606" calcext:value-type="float">
            <text:p>0,520502670195606</text:p>
          </table:table-cell>
          <table:table-cell table:formula="of:=([.$H$2]*[.$A33]*[.$A33])/(([.$H$2]*[.$A33]*[.$A33])+(2*([.$B33]-1)*([.$H$4] + [.$A33]*[.$H$6])))" office:value-type="float" office:value="0.807049456172395" calcext:value-type="float">
            <text:p>0,80704945617239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.3264776707" calcext:value-type="float">
            <text:p>2,3264776707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formula="of:=([.$H$2]*[.$A34]*[.$A34])/(([.$H$2]*[.$A34]*[.$A34])+(2*([.$B34]-1)*([.$H$4] + [.$A34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1859556198" calcext:value-type="float">
            <text:p>1,1859556198</text:p>
          </table:table-cell>
          <table:table-cell table:formula="of:=[.$C$34]/[.$C35]" office:value-type="float" office:value="1.96169032960301" calcext:value-type="float">
            <text:p>1,96169032960301</text:p>
          </table:table-cell>
          <table:table-cell table:formula="of:=[.$D35]/[.$B35]" office:value-type="float" office:value="0.980845164801503" calcext:value-type="float">
            <text:p>0,980845164801503</text:p>
          </table:table-cell>
          <table:table-cell table:formula="of:=([.$H$2]*[.$A35]*[.$A35])/(([.$H$2]*[.$A35]*[.$A35])+(2*([.$B35]-1)*([.$H$4] + [.$A35]*[.$H$6])))" office:value-type="float" office:value="0.98413177151813" calcext:value-type="float">
            <text:p>0,9841317715181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8022733927" calcext:value-type="float">
            <text:p>0,8022733927</text:p>
          </table:table-cell>
          <table:table-cell table:formula="of:=[.$C$34]/[.$C36]" office:value-type="float" office:value="2.89985644777572" calcext:value-type="float">
            <text:p>2,89985644777572</text:p>
          </table:table-cell>
          <table:table-cell table:formula="of:=[.$D36]/[.$B36]" office:value-type="float" office:value="0.966618815925241" calcext:value-type="float">
            <text:p>0,966618815925241</text:p>
          </table:table-cell>
          <table:table-cell table:formula="of:=([.$H$2]*[.$A36]*[.$A36])/(([.$H$2]*[.$A36]*[.$A36])+(2*([.$B36]-1)*([.$H$4] + [.$A36]*[.$H$6])))" office:value-type="float" office:value="0.968759277951662" calcext:value-type="float">
            <text:p>0,96875927795166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6128410816" calcext:value-type="float">
            <text:p>0,6128410816</text:p>
          </table:table-cell>
          <table:table-cell table:formula="of:=[.$C$34]/[.$C37]" office:value-type="float" office:value="3.79621689953626" calcext:value-type="float">
            <text:p>3,79621689953626</text:p>
          </table:table-cell>
          <table:table-cell table:formula="of:=[.$D37]/[.$B37]" office:value-type="float" office:value="0.949054224884065" calcext:value-type="float">
            <text:p>0,949054224884065</text:p>
          </table:table-cell>
          <table:table-cell table:formula="of:=([.$H$2]*[.$A37]*[.$A37])/(([.$H$2]*[.$A37]*[.$A37])+(2*([.$B37]-1)*([.$H$4] + [.$A37]*[.$H$6])))" office:value-type="float" office:value="0.953859645916067" calcext:value-type="float">
            <text:p>0,9538596459160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8017469406" calcext:value-type="float">
            <text:p>0,8017469406</text:p>
          </table:table-cell>
          <table:table-cell table:formula="of:=[.$C$34]/[.$C38]" office:value-type="float" office:value="2.90176058415507" calcext:value-type="float">
            <text:p>2,90176058415507</text:p>
          </table:table-cell>
          <table:table-cell table:formula="of:=[.$D38]/[.$B38]" office:value-type="float" office:value="0.580352116831015" calcext:value-type="float">
            <text:p>0,580352116831015</text:p>
          </table:table-cell>
          <table:table-cell table:formula="of:=([.$H$2]*[.$A38]*[.$A38])/(([.$H$2]*[.$A38]*[.$A38])+(2*([.$B38]-1)*([.$H$4] + [.$A38]*[.$H$6])))" office:value-type="float" office:value="0.93941138789344" calcext:value-type="float">
            <text:p>0,9394113878934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6734985352" calcext:value-type="float">
            <text:p>0,6734985352</text:p>
          </table:table-cell>
          <table:table-cell table:formula="of:=[.$C$34]/[.$C39]" office:value-type="float" office:value="3.4543173431092" calcext:value-type="float">
            <text:p>3,4543173431092</text:p>
          </table:table-cell>
          <table:table-cell table:formula="of:=[.$D39]/[.$B39]" office:value-type="float" office:value="0.575719557184866" calcext:value-type="float">
            <text:p>0,575719557184866</text:p>
          </table:table-cell>
          <table:table-cell table:formula="of:=([.$H$2]*[.$A39]*[.$A39])/(([.$H$2]*[.$A39]*[.$A39])+(2*([.$B39]-1)*([.$H$4] + [.$A39]*[.$H$6])))" office:value-type="float" office:value="0.925394298838946" calcext:value-type="float">
            <text:p>0,92539429883894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5857872486" calcext:value-type="float">
            <text:p>0,5857872486</text:p>
          </table:table-cell>
          <table:table-cell table:formula="of:=[.$C$34]/[.$C40]" office:value-type="float" office:value="3.97154030966047" calcext:value-type="float">
            <text:p>3,97154030966047</text:p>
          </table:table-cell>
          <table:table-cell table:formula="of:=[.$D40]/[.$B40]" office:value-type="float" office:value="0.567362901380067" calcext:value-type="float">
            <text:p>0,567362901380067</text:p>
          </table:table-cell>
          <table:table-cell table:formula="of:=([.$H$2]*[.$A40]*[.$A40])/(([.$H$2]*[.$A40]*[.$A40])+(2*([.$B40]-1)*([.$H$4] + [.$A40]*[.$H$6])))" office:value-type="float" office:value="0.911789361907684" calcext:value-type="float">
            <text:p>0,91178936190768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17117095" calcext:value-type="float">
            <text:p>0,517117095</text:p>
          </table:table-cell>
          <table:table-cell table:formula="of:=[.$C$34]/[.$C41]" office:value-type="float" office:value="4.498937848303" calcext:value-type="float">
            <text:p>4,498937848303</text:p>
          </table:table-cell>
          <table:table-cell table:formula="of:=[.$D41]/[.$B41]" office:value-type="float" office:value="0.562367231037875" calcext:value-type="float">
            <text:p>0,562367231037875</text:p>
          </table:table-cell>
          <table:table-cell table:formula="of:=([.$H$2]*[.$A41]*[.$A41])/(([.$H$2]*[.$A41]*[.$A41])+(2*([.$B41]-1)*([.$H$4] + [.$A41]*[.$H$6])))" office:value-type="float" office:value="0.898578662376948" calcext:value-type="float">
            <text:p>0,8985786623769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.6472179413" calcext:value-type="float">
            <text:p>9,6472179413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formula="of:=([.$H$2]*[.$A42]*[.$A42])/(([.$H$2]*[.$A42]*[.$A42])+(2*([.$B42]-1)*([.$H$4] + [.$A42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.8650300503" calcext:value-type="float">
            <text:p>4,8650300503</text:p>
          </table:table-cell>
          <table:table-cell table:formula="of:=[.$C$42]/[.$C43]" office:value-type="float" office:value="1.98297191210671" calcext:value-type="float">
            <text:p>1,98297191210671</text:p>
          </table:table-cell>
          <table:table-cell table:formula="of:=[.$D43]/[.$B43]" office:value-type="float" office:value="0.991485956053356" calcext:value-type="float">
            <text:p>0,991485956053356</text:p>
          </table:table-cell>
          <table:table-cell table:formula="of:=([.$H$2]*[.$A43]*[.$A43])/(([.$H$2]*[.$A43]*[.$A43])+(2*([.$B43]-1)*([.$H$4] + [.$A43]*[.$H$6])))" office:value-type="float" office:value="0.992236980434658" calcext:value-type="float">
            <text:p>0,99223698043465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.2866389751" calcext:value-type="float">
            <text:p>3,2866389751</text:p>
          </table:table-cell>
          <table:table-cell table:formula="of:=[.$C$42]/[.$C44]" office:value-type="float" office:value="2.93528373952496" calcext:value-type="float">
            <text:p>2,93528373952496</text:p>
          </table:table-cell>
          <table:table-cell table:formula="of:=[.$D44]/[.$B44]" office:value-type="float" office:value="0.978427913174986" calcext:value-type="float">
            <text:p>0,978427913174986</text:p>
          </table:table-cell>
          <table:table-cell table:formula="of:=([.$H$2]*[.$A44]*[.$A44])/(([.$H$2]*[.$A44]*[.$A44])+(2*([.$B44]-1)*([.$H$4] + [.$A44]*[.$H$6])))" office:value-type="float" office:value="0.984593561353957" calcext:value-type="float">
            <text:p>0,98459356135395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969814062" calcext:value-type="float">
            <text:p>2,4969814062</text:p>
          </table:table-cell>
          <table:table-cell table:formula="of:=[.$C$42]/[.$C45]" office:value-type="float" office:value="3.86355217437582" calcext:value-type="float">
            <text:p>3,86355217437582</text:p>
          </table:table-cell>
          <table:table-cell table:formula="of:=[.$D45]/[.$B45]" office:value-type="float" office:value="0.965888043593954" calcext:value-type="float">
            <text:p>0,965888043593954</text:p>
          </table:table-cell>
          <table:table-cell table:formula="of:=([.$H$2]*[.$A45]*[.$A45])/(([.$H$2]*[.$A45]*[.$A45])+(2*([.$B45]-1)*([.$H$4] + [.$A45]*[.$H$6])))" office:value-type="float" office:value="0.977066999959979" calcext:value-type="float">
            <text:p>0,9770669999599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.2000578165" calcext:value-type="float">
            <text:p>3,2000578165</text:p>
          </table:table-cell>
          <table:table-cell table:formula="of:=[.$C$42]/[.$C46]" office:value-type="float" office:value="3.01470113807239" calcext:value-type="float">
            <text:p>3,01470113807239</text:p>
          </table:table-cell>
          <table:table-cell table:formula="of:=[.$D46]/[.$B46]" office:value-type="float" office:value="0.602940227614478" calcext:value-type="float">
            <text:p>0,602940227614478</text:p>
          </table:table-cell>
          <table:table-cell table:formula="of:=([.$H$2]*[.$A46]*[.$A46])/(([.$H$2]*[.$A46]*[.$A46])+(2*([.$B46]-1)*([.$H$4] + [.$A46]*[.$H$6])))" office:value-type="float" office:value="0.969654636686003" calcext:value-type="float">
            <text:p>0,96965463668600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.6888191223" calcext:value-type="float">
            <text:p>2,6888191223</text:p>
          </table:table-cell>
          <table:table-cell table:formula="of:=[.$C$42]/[.$C47]" office:value-type="float" office:value="3.58790141787144" calcext:value-type="float">
            <text:p>3,58790141787144</text:p>
          </table:table-cell>
          <table:table-cell table:formula="of:=[.$D47]/[.$B47]" office:value-type="float" office:value="0.597983569645239" calcext:value-type="float">
            <text:p>0,597983569645239</text:p>
          </table:table-cell>
          <table:table-cell table:formula="of:=([.$H$2]*[.$A47]*[.$A47])/(([.$H$2]*[.$A47]*[.$A47])+(2*([.$B47]-1)*([.$H$4] + [.$A47]*[.$H$6])))" office:value-type="float" office:value="0.962353892063179" calcext:value-type="float">
            <text:p>0,9623538920631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.311781621" calcext:value-type="float">
            <text:p>2,311781621</text:p>
          </table:table-cell>
          <table:table-cell table:formula="of:=[.$C$42]/[.$C48]" office:value-type="float" office:value="4.17306628518265" calcext:value-type="float">
            <text:p>4,17306628518265</text:p>
          </table:table-cell>
          <table:table-cell table:formula="of:=[.$D48]/[.$B48]" office:value-type="float" office:value="0.596152326454664" calcext:value-type="float">
            <text:p>0,596152326454664</text:p>
          </table:table-cell>
          <table:table-cell table:formula="of:=([.$H$2]*[.$A48]*[.$A48])/(([.$H$2]*[.$A48]*[.$A48])+(2*([.$B48]-1)*([.$H$4] + [.$A48]*[.$H$6])))" office:value-type="float" office:value="0.955162263727684" calcext:value-type="float">
            <text:p>0,95516226372768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500175" calcext:value-type="float">
            <text:p>2,06500175</text:p>
          </table:table-cell>
          <table:table-cell table:formula="of:=[.$C$42]/[.$C49]" office:value-type="float" office:value="4.67177228363124" calcext:value-type="float">
            <text:p>4,67177228363124</text:p>
          </table:table-cell>
          <table:table-cell table:formula="of:=[.$D49]/[.$B49]" office:value-type="float" office:value="0.583971535453905" calcext:value-type="float">
            <text:p>0,583971535453905</text:p>
          </table:table-cell>
          <table:table-cell table:formula="of:=([.$H$2]*[.$A49]*[.$A49])/(([.$H$2]*[.$A49]*[.$A49])+(2*([.$B49]-1)*([.$H$4] + [.$A49]*[.$H$6])))" office:value-type="float" office:value="0.948077323561085" calcext:value-type="float">
            <text:p>0,94807732356108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8.6095278263" calcext:value-type="float">
            <text:p>38,6095278263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formula="of:=([.$H$2]*[.$A50]*[.$A50])/(([.$H$2]*[.$A50]*[.$A50])+(2*([.$B50]-1)*([.$H$4] + [.$A5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9.4486928701" calcext:value-type="float">
            <text:p>19,4486928701</text:p>
          </table:table-cell>
          <table:table-cell table:formula="of:=[.$C$50]/[.$C51]" office:value-type="float" office:value="1.98519911256645" calcext:value-type="float">
            <text:p>1,98519911256645</text:p>
          </table:table-cell>
          <table:table-cell table:formula="of:=[.$D51]/[.$B51]" office:value-type="float" office:value="0.992599556283226" calcext:value-type="float">
            <text:p>0,992599556283226</text:p>
          </table:table-cell>
          <table:table-cell table:formula="of:=([.$H$2]*[.$A51]*[.$A51])/(([.$H$2]*[.$A51]*[.$A51])+(2*([.$B51]-1)*([.$H$4] + [.$A51]*[.$H$6])))" office:value-type="float" office:value="0.996162477810064" calcext:value-type="float">
            <text:p>0,99616247781006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3.0749574184" calcext:value-type="float">
            <text:p>13,0749574184</text:p>
          </table:table-cell>
          <table:table-cell table:formula="of:=[.$C$50]/[.$C52]" office:value-type="float" office:value="2.95293717530322" calcext:value-type="float">
            <text:p>2,95293717530322</text:p>
          </table:table-cell>
          <table:table-cell table:formula="of:=[.$D52]/[.$B52]" office:value-type="float" office:value="0.98431239176774" calcext:value-type="float">
            <text:p>0,98431239176774</text:p>
          </table:table-cell>
          <table:table-cell table:formula="of:=([.$H$2]*[.$A52]*[.$A52])/(([.$H$2]*[.$A52]*[.$A52])+(2*([.$B52]-1)*([.$H$4] + [.$A52]*[.$H$6])))" office:value-type="float" office:value="0.992354296178203" calcext:value-type="float">
            <text:p>0,99235429617820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.9346256256" calcext:value-type="float">
            <text:p>9,9346256256</text:p>
          </table:table-cell>
          <table:table-cell table:formula="of:=[.$C$50]/[.$C53]" office:value-type="float" office:value="3.88635961548558" calcext:value-type="float">
            <text:p>3,88635961548558</text:p>
          </table:table-cell>
          <table:table-cell table:formula="of:=[.$D53]/[.$B53]" office:value-type="float" office:value="0.971589903871395" calcext:value-type="float">
            <text:p>0,971589903871395</text:p>
          </table:table-cell>
          <table:table-cell table:formula="of:=([.$H$2]*[.$A53]*[.$A53])/(([.$H$2]*[.$A53]*[.$A53])+(2*([.$B53]-1)*([.$H$4] + [.$A53]*[.$H$6])))" office:value-type="float" office:value="0.988575119892056" calcext:value-type="float">
            <text:p>0,98857511989205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2.761188817" calcext:value-type="float">
            <text:p>12,761188817</text:p>
          </table:table-cell>
          <table:table-cell table:formula="of:=[.$C$50]/[.$C54]" office:value-type="float" office:value="3.02554318253373" calcext:value-type="float">
            <text:p>3,02554318253373</text:p>
          </table:table-cell>
          <table:table-cell table:formula="of:=[.$D54]/[.$B54]" office:value-type="float" office:value="0.605108636506746" calcext:value-type="float">
            <text:p>0,605108636506746</text:p>
          </table:table-cell>
          <table:table-cell table:formula="of:=([.$H$2]*[.$A54]*[.$A54])/(([.$H$2]*[.$A54]*[.$A54])+(2*([.$B54]-1)*([.$H$4] + [.$A54]*[.$H$6])))" office:value-type="float" office:value="0.984824618826242" calcext:value-type="float">
            <text:p>0,98482461882624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10.6618304729" calcext:value-type="float">
            <text:p>10,6618304729</text:p>
          </table:table-cell>
          <table:table-cell table:formula="of:=[.$C$50]/[.$C55]" office:value-type="float" office:value="3.62128509963058" calcext:value-type="float">
            <text:p>3,62128509963058</text:p>
          </table:table-cell>
          <table:table-cell table:formula="of:=[.$D55]/[.$B55]" office:value-type="float" office:value="0.603547516605096" calcext:value-type="float">
            <text:p>0,603547516605096</text:p>
          </table:table-cell>
          <table:table-cell table:formula="of:=([.$H$2]*[.$A55]*[.$A55])/(([.$H$2]*[.$A55]*[.$A55])+(2*([.$B55]-1)*([.$H$4] + [.$A55]*[.$H$6])))" office:value-type="float" office:value="0.981102467846222" calcext:value-type="float">
            <text:p>0,98110246784622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9.2008551121" calcext:value-type="float">
            <text:p>9,2008551121</text:p>
          </table:table-cell>
          <table:table-cell table:formula="of:=[.$C$50]/[.$C56]" office:value-type="float" office:value="4.19629777405415" calcext:value-type="float">
            <text:p>4,19629777405415</text:p>
          </table:table-cell>
          <table:table-cell table:formula="of:=[.$D56]/[.$B56]" office:value-type="float" office:value="0.599471110579165" calcext:value-type="float">
            <text:p>0,599471110579165</text:p>
          </table:table-cell>
          <table:table-cell table:formula="of:=([.$H$2]*[.$A56]*[.$A56])/(([.$H$2]*[.$A56]*[.$A56])+(2*([.$B56]-1)*([.$H$4] + [.$A56]*[.$H$6])))" office:value-type="float" office:value="0.977408346714341" calcext:value-type="float">
            <text:p>0,97740834671434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8.3075515985" calcext:value-type="float">
            <text:p>8,3075515985</text:p>
          </table:table-cell>
          <table:table-cell table:formula="of:=[.$C$50]/[.$C57]" office:value-type="float" office:value="4.64752188036621" calcext:value-type="float">
            <text:p>4,64752188036621</text:p>
          </table:table-cell>
          <table:table-cell table:formula="of:=[.$D57]/[.$B57]" office:value-type="float" office:value="0.580940235045776" calcext:value-type="float">
            <text:p>0,580940235045776</text:p>
          </table:table-cell>
          <table:table-cell table:formula="of:=([.$H$2]*[.$A57]*[.$A57])/(([.$H$2]*[.$A57]*[.$A57])+(2*([.$B57]-1)*([.$H$4] + [.$A57]*[.$H$6])))" office:value-type="float" office:value="0.973741939997985" calcext:value-type="float">
            <text:p>0,973741939997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.00.0000</text:date>, <text:time style:data-style-name="N2" text:time-value="10:27:59.2037678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21:06:37.074320677</dc:date>
    <meta:editing-duration>PT7H13M37S</meta:editing-duration>
    <meta:editing-cycles>5</meta:editing-cycles>
    <meta:generator>LibreOffice/6.0.3.2$Linux_X86_64 LibreOffice_project/00m0$Build-2</meta:generator>
    <meta:document-statistic meta:table-count="1" meta:cell-count="3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39cm" svg:y="0.36cm" chart:style-name="ch2">
          <text:p>Wykres zależności przyspieszenia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D2:results.D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2cm" svg:width="13.515cm" svg:height="7.796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839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.D2:results.D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D10:results.D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D18:results.D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D26:results.D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D34:results.D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D42:results.D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D50:results.D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D2:results.D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D10:results.D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D18:results.D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D26:results.D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D34:results.D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D42:results.D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D50:results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18203491156471">
                <text:p>1.18203491156471</text:p>
              </table:table-cell>
              <table:table-cell office:value-type="float" office:value="2">
                <text:p>2</text:p>
              </table:table-cell>
              <table:table-cell office:value-type="float" office:value="1.62133522505284">
                <text:p>1.62133522505284</text:p>
              </table:table-cell>
              <table:table-cell office:value-type="float" office:value="2">
                <text:p>2</text:p>
              </table:table-cell>
              <table:table-cell office:value-type="float" office:value="1.87297327009243">
                <text:p>1.87297327009243</text:p>
              </table:table-cell>
              <table:table-cell office:value-type="float" office:value="2">
                <text:p>2</text:p>
              </table:table-cell>
              <table:table-cell office:value-type="float" office:value="1.9439878640171">
                <text:p>1.9439878640171</text:p>
              </table:table-cell>
              <table:table-cell office:value-type="float" office:value="2">
                <text:p>2</text:p>
              </table:table-cell>
              <table:table-cell office:value-type="float" office:value="1.96169032960301">
                <text:p>1.96169032960301</text:p>
              </table:table-cell>
              <table:table-cell office:value-type="float" office:value="2">
                <text:p>2</text:p>
              </table:table-cell>
              <table:table-cell office:value-type="float" office:value="1.98297191210671">
                <text:p>1.98297191210671</text:p>
              </table:table-cell>
              <table:table-cell office:value-type="float" office:value="2">
                <text:p>2</text:p>
              </table:table-cell>
              <table:table-cell office:value-type="float" office:value="1.98519911256645">
                <text:p>1.98519911256645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1.0636412324535">
                <text:p>1.0636412324535</text:p>
              </table:table-cell>
              <table:table-cell office:value-type="float" office:value="3">
                <text:p>3</text:p>
              </table:table-cell>
              <table:table-cell office:value-type="float" office:value="1.84593132611876">
                <text:p>1.84593132611876</text:p>
              </table:table-cell>
              <table:table-cell office:value-type="float" office:value="3">
                <text:p>3</text:p>
              </table:table-cell>
              <table:table-cell office:value-type="float" office:value="2.6080271147062">
                <text:p>2.6080271147062</text:p>
              </table:table-cell>
              <table:table-cell office:value-type="float" office:value="3">
                <text:p>3</text:p>
              </table:table-cell>
              <table:table-cell office:value-type="float" office:value="2.78612315785517">
                <text:p>2.78612315785517</text:p>
              </table:table-cell>
              <table:table-cell office:value-type="float" office:value="3">
                <text:p>3</text:p>
              </table:table-cell>
              <table:table-cell office:value-type="float" office:value="2.89985644777572">
                <text:p>2.89985644777572</text:p>
              </table:table-cell>
              <table:table-cell office:value-type="float" office:value="3">
                <text:p>3</text:p>
              </table:table-cell>
              <table:table-cell office:value-type="float" office:value="2.93528373952496">
                <text:p>2.93528373952496</text:p>
              </table:table-cell>
              <table:table-cell office:value-type="float" office:value="3">
                <text:p>3</text:p>
              </table:table-cell>
              <table:table-cell office:value-type="float" office:value="2.95293717530322">
                <text:p>2.95293717530322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11448284790834">
                <text:p>1.11448284790834</text:p>
              </table:table-cell>
              <table:table-cell office:value-type="float" office:value="4">
                <text:p>4</text:p>
              </table:table-cell>
              <table:table-cell office:value-type="float" office:value="2.21357441038243">
                <text:p>2.21357441038243</text:p>
              </table:table-cell>
              <table:table-cell office:value-type="float" office:value="4">
                <text:p>4</text:p>
              </table:table-cell>
              <table:table-cell office:value-type="float" office:value="3.23206485054777">
                <text:p>3.23206485054777</text:p>
              </table:table-cell>
              <table:table-cell office:value-type="float" office:value="4">
                <text:p>4</text:p>
              </table:table-cell>
              <table:table-cell office:value-type="float" office:value="3.61397366080459">
                <text:p>3.61397366080459</text:p>
              </table:table-cell>
              <table:table-cell office:value-type="float" office:value="4">
                <text:p>4</text:p>
              </table:table-cell>
              <table:table-cell office:value-type="float" office:value="3.79621689953626">
                <text:p>3.79621689953626</text:p>
              </table:table-cell>
              <table:table-cell office:value-type="float" office:value="4">
                <text:p>4</text:p>
              </table:table-cell>
              <table:table-cell office:value-type="float" office:value="3.86355217437582">
                <text:p>3.86355217437582</text:p>
              </table:table-cell>
              <table:table-cell office:value-type="float" office:value="4">
                <text:p>4</text:p>
              </table:table-cell>
              <table:table-cell office:value-type="float" office:value="3.88635961548558">
                <text:p>3.8863596154855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965149460567105">
                <text:p>0.965149460567105</text:p>
              </table:table-cell>
              <table:table-cell office:value-type="float" office:value="5">
                <text:p>5</text:p>
              </table:table-cell>
              <table:table-cell office:value-type="float" office:value="1.8177511728921">
                <text:p>1.8177511728921</text:p>
              </table:table-cell>
              <table:table-cell office:value-type="float" office:value="5">
                <text:p>5</text:p>
              </table:table-cell>
              <table:table-cell office:value-type="float" office:value="2.63970004196882">
                <text:p>2.63970004196882</text:p>
              </table:table-cell>
              <table:table-cell office:value-type="float" office:value="5">
                <text:p>5</text:p>
              </table:table-cell>
              <table:table-cell office:value-type="float" office:value="2.82793550404013">
                <text:p>2.82793550404013</text:p>
              </table:table-cell>
              <table:table-cell office:value-type="float" office:value="5">
                <text:p>5</text:p>
              </table:table-cell>
              <table:table-cell office:value-type="float" office:value="2.90176058415507">
                <text:p>2.90176058415507</text:p>
              </table:table-cell>
              <table:table-cell office:value-type="float" office:value="5">
                <text:p>5</text:p>
              </table:table-cell>
              <table:table-cell office:value-type="float" office:value="3.01470113807239">
                <text:p>3.01470113807239</text:p>
              </table:table-cell>
              <table:table-cell office:value-type="float" office:value="5">
                <text:p>5</text:p>
              </table:table-cell>
              <table:table-cell office:value-type="float" office:value="3.02554318253373">
                <text:p>3.0255431825337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65766305790457">
                <text:p>0.765766305790457</text:p>
              </table:table-cell>
              <table:table-cell office:value-type="float" office:value="6">
                <text:p>6</text:p>
              </table:table-cell>
              <table:table-cell office:value-type="float" office:value="1.6706311676815">
                <text:p>1.6706311676815</text:p>
              </table:table-cell>
              <table:table-cell office:value-type="float" office:value="6">
                <text:p>6</text:p>
              </table:table-cell>
              <table:table-cell office:value-type="float" office:value="2.78058623177368">
                <text:p>2.78058623177368</text:p>
              </table:table-cell>
              <table:table-cell office:value-type="float" office:value="6">
                <text:p>6</text:p>
              </table:table-cell>
              <table:table-cell office:value-type="float" office:value="3.31474897560913">
                <text:p>3.31474897560913</text:p>
              </table:table-cell>
              <table:table-cell office:value-type="float" office:value="6">
                <text:p>6</text:p>
              </table:table-cell>
              <table:table-cell office:value-type="float" office:value="3.4543173431092">
                <text:p>3.4543173431092</text:p>
              </table:table-cell>
              <table:table-cell office:value-type="float" office:value="6">
                <text:p>6</text:p>
              </table:table-cell>
              <table:table-cell office:value-type="float" office:value="3.58790141787144">
                <text:p>3.58790141787144</text:p>
              </table:table-cell>
              <table:table-cell office:value-type="float" office:value="6">
                <text:p>6</text:p>
              </table:table-cell>
              <table:table-cell office:value-type="float" office:value="3.62128509963058">
                <text:p>3.6212850996305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760846408840469">
                <text:p>0.760846408840469</text:p>
              </table:table-cell>
              <table:table-cell office:value-type="float" office:value="7">
                <text:p>7</text:p>
              </table:table-cell>
              <table:table-cell office:value-type="float" office:value="1.7505199939269">
                <text:p>1.7505199939269</text:p>
              </table:table-cell>
              <table:table-cell office:value-type="float" office:value="7">
                <text:p>7</text:p>
              </table:table-cell>
              <table:table-cell office:value-type="float" office:value="3.15984611331252">
                <text:p>3.15984611331252</text:p>
              </table:table-cell>
              <table:table-cell office:value-type="float" office:value="7">
                <text:p>7</text:p>
              </table:table-cell>
              <table:table-cell office:value-type="float" office:value="3.68932936142901">
                <text:p>3.68932936142901</text:p>
              </table:table-cell>
              <table:table-cell office:value-type="float" office:value="7">
                <text:p>7</text:p>
              </table:table-cell>
              <table:table-cell office:value-type="float" office:value="3.97154030966047">
                <text:p>3.97154030966047</text:p>
              </table:table-cell>
              <table:table-cell office:value-type="float" office:value="7">
                <text:p>7</text:p>
              </table:table-cell>
              <table:table-cell office:value-type="float" office:value="4.17306628518265">
                <text:p>4.17306628518265</text:p>
              </table:table-cell>
              <table:table-cell office:value-type="float" office:value="7">
                <text:p>7</text:p>
              </table:table-cell>
              <table:table-cell office:value-type="float" office:value="4.19629777405415">
                <text:p>4.196297774054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51144640852485">
                <text:p>0.751144640852485</text:p>
              </table:table-cell>
              <table:table-cell office:value-type="float" office:value="8">
                <text:p>8</text:p>
              </table:table-cell>
              <table:table-cell office:value-type="float" office:value="1.75572011453703">
                <text:p>1.75572011453703</text:p>
              </table:table-cell>
              <table:table-cell office:value-type="float" office:value="8">
                <text:p>8</text:p>
              </table:table-cell>
              <table:table-cell office:value-type="float" office:value="3.36891280206811">
                <text:p>3.36891280206811</text:p>
              </table:table-cell>
              <table:table-cell office:value-type="float" office:value="8">
                <text:p>8</text:p>
              </table:table-cell>
              <table:table-cell office:value-type="float" office:value="4.16402136156485">
                <text:p>4.16402136156485</text:p>
              </table:table-cell>
              <table:table-cell office:value-type="float" office:value="8">
                <text:p>8</text:p>
              </table:table-cell>
              <table:table-cell office:value-type="float" office:value="4.498937848303">
                <text:p>4.498937848303</text:p>
              </table:table-cell>
              <table:table-cell office:value-type="float" office:value="8">
                <text:p>8</text:p>
              </table:table-cell>
              <table:table-cell office:value-type="float" office:value="4.67177228363124">
                <text:p>4.67177228363124</text:p>
              </table:table-cell>
              <table:table-cell office:value-type="float" office:value="8">
                <text:p>8</text:p>
              </table:table-cell>
              <table:table-cell office:value-type="float" office:value="4.64752188036621">
                <text:p>4.64752188036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762cm" svg:y="0.36cm" chart:style-name="ch2">
          <text:p>Wykres efektywności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E2:results.E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3cm" svg:width="13.515cm" svg:height="7.795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E2:results.E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E10:results.E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E18:results.E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E26:results.E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E34:results.E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E42:results.E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E50:results.E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E2:results.E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E10:results.E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E18:results.E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E26:results.E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E34:results.E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E42:results.E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E50:results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591017455782353">
                <text:p>0.591017455782353</text:p>
              </table:table-cell>
              <table:table-cell office:value-type="float" office:value="2">
                <text:p>2</text:p>
              </table:table-cell>
              <table:table-cell office:value-type="float" office:value="0.81066761252642">
                <text:p>0.81066761252642</text:p>
              </table:table-cell>
              <table:table-cell office:value-type="float" office:value="2">
                <text:p>2</text:p>
              </table:table-cell>
              <table:table-cell office:value-type="float" office:value="0.936486635046215">
                <text:p>0.936486635046215</text:p>
              </table:table-cell>
              <table:table-cell office:value-type="float" office:value="2">
                <text:p>2</text:p>
              </table:table-cell>
              <table:table-cell office:value-type="float" office:value="0.971993932008552">
                <text:p>0.971993932008552</text:p>
              </table:table-cell>
              <table:table-cell office:value-type="float" office:value="2">
                <text:p>2</text:p>
              </table:table-cell>
              <table:table-cell office:value-type="float" office:value="0.980845164801503">
                <text:p>0.980845164801503</text:p>
              </table:table-cell>
              <table:table-cell office:value-type="float" office:value="2">
                <text:p>2</text:p>
              </table:table-cell>
              <table:table-cell office:value-type="float" office:value="0.991485956053356">
                <text:p>0.991485956053356</text:p>
              </table:table-cell>
              <table:table-cell office:value-type="float" office:value="2">
                <text:p>2</text:p>
              </table:table-cell>
              <table:table-cell office:value-type="float" office:value="0.992599556283226">
                <text:p>0.99259955628322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354547077484501">
                <text:p>0.354547077484501</text:p>
              </table:table-cell>
              <table:table-cell office:value-type="float" office:value="3">
                <text:p>3</text:p>
              </table:table-cell>
              <table:table-cell office:value-type="float" office:value="0.615310442039588">
                <text:p>0.615310442039588</text:p>
              </table:table-cell>
              <table:table-cell office:value-type="float" office:value="3">
                <text:p>3</text:p>
              </table:table-cell>
              <table:table-cell office:value-type="float" office:value="0.869342371568732">
                <text:p>0.869342371568732</text:p>
              </table:table-cell>
              <table:table-cell office:value-type="float" office:value="3">
                <text:p>3</text:p>
              </table:table-cell>
              <table:table-cell office:value-type="float" office:value="0.928707719285056">
                <text:p>0.928707719285056</text:p>
              </table:table-cell>
              <table:table-cell office:value-type="float" office:value="3">
                <text:p>3</text:p>
              </table:table-cell>
              <table:table-cell office:value-type="float" office:value="0.966618815925241">
                <text:p>0.966618815925241</text:p>
              </table:table-cell>
              <table:table-cell office:value-type="float" office:value="3">
                <text:p>3</text:p>
              </table:table-cell>
              <table:table-cell office:value-type="float" office:value="0.978427913174986">
                <text:p>0.978427913174986</text:p>
              </table:table-cell>
              <table:table-cell office:value-type="float" office:value="3">
                <text:p>3</text:p>
              </table:table-cell>
              <table:table-cell office:value-type="float" office:value="0.98431239176774">
                <text:p>0.98431239176774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278620711977084">
                <text:p>0.278620711977084</text:p>
              </table:table-cell>
              <table:table-cell office:value-type="float" office:value="4">
                <text:p>4</text:p>
              </table:table-cell>
              <table:table-cell office:value-type="float" office:value="0.553393602595607">
                <text:p>0.553393602595607</text:p>
              </table:table-cell>
              <table:table-cell office:value-type="float" office:value="4">
                <text:p>4</text:p>
              </table:table-cell>
              <table:table-cell office:value-type="float" office:value="0.808016212636943">
                <text:p>0.808016212636943</text:p>
              </table:table-cell>
              <table:table-cell office:value-type="float" office:value="4">
                <text:p>4</text:p>
              </table:table-cell>
              <table:table-cell office:value-type="float" office:value="0.903493415201147">
                <text:p>0.903493415201147</text:p>
              </table:table-cell>
              <table:table-cell office:value-type="float" office:value="4">
                <text:p>4</text:p>
              </table:table-cell>
              <table:table-cell office:value-type="float" office:value="0.949054224884065">
                <text:p>0.949054224884065</text:p>
              </table:table-cell>
              <table:table-cell office:value-type="float" office:value="4">
                <text:p>4</text:p>
              </table:table-cell>
              <table:table-cell office:value-type="float" office:value="0.965888043593954">
                <text:p>0.965888043593954</text:p>
              </table:table-cell>
              <table:table-cell office:value-type="float" office:value="4">
                <text:p>4</text:p>
              </table:table-cell>
              <table:table-cell office:value-type="float" office:value="0.971589903871395">
                <text:p>0.971589903871395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193029892113421">
                <text:p>0.193029892113421</text:p>
              </table:table-cell>
              <table:table-cell office:value-type="float" office:value="5">
                <text:p>5</text:p>
              </table:table-cell>
              <table:table-cell office:value-type="float" office:value="0.363550234578419">
                <text:p>0.363550234578419</text:p>
              </table:table-cell>
              <table:table-cell office:value-type="float" office:value="5">
                <text:p>5</text:p>
              </table:table-cell>
              <table:table-cell office:value-type="float" office:value="0.527940008393764">
                <text:p>0.527940008393764</text:p>
              </table:table-cell>
              <table:table-cell office:value-type="float" office:value="5">
                <text:p>5</text:p>
              </table:table-cell>
              <table:table-cell office:value-type="float" office:value="0.565587100808026">
                <text:p>0.565587100808026</text:p>
              </table:table-cell>
              <table:table-cell office:value-type="float" office:value="5">
                <text:p>5</text:p>
              </table:table-cell>
              <table:table-cell office:value-type="float" office:value="0.580352116831015">
                <text:p>0.580352116831015</text:p>
              </table:table-cell>
              <table:table-cell office:value-type="float" office:value="5">
                <text:p>5</text:p>
              </table:table-cell>
              <table:table-cell office:value-type="float" office:value="0.602940227614478">
                <text:p>0.602940227614478</text:p>
              </table:table-cell>
              <table:table-cell office:value-type="float" office:value="5">
                <text:p>5</text:p>
              </table:table-cell>
              <table:table-cell office:value-type="float" office:value="0.605108636506746">
                <text:p>0.60510863650674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27627717631743">
                <text:p>0.127627717631743</text:p>
              </table:table-cell>
              <table:table-cell office:value-type="float" office:value="6">
                <text:p>6</text:p>
              </table:table-cell>
              <table:table-cell office:value-type="float" office:value="0.278438527946917">
                <text:p>0.278438527946917</text:p>
              </table:table-cell>
              <table:table-cell office:value-type="float" office:value="6">
                <text:p>6</text:p>
              </table:table-cell>
              <table:table-cell office:value-type="float" office:value="0.463431038628946">
                <text:p>0.463431038628946</text:p>
              </table:table-cell>
              <table:table-cell office:value-type="float" office:value="6">
                <text:p>6</text:p>
              </table:table-cell>
              <table:table-cell office:value-type="float" office:value="0.552458162601522">
                <text:p>0.552458162601522</text:p>
              </table:table-cell>
              <table:table-cell office:value-type="float" office:value="6">
                <text:p>6</text:p>
              </table:table-cell>
              <table:table-cell office:value-type="float" office:value="0.575719557184866">
                <text:p>0.575719557184866</text:p>
              </table:table-cell>
              <table:table-cell office:value-type="float" office:value="6">
                <text:p>6</text:p>
              </table:table-cell>
              <table:table-cell office:value-type="float" office:value="0.597983569645239">
                <text:p>0.597983569645239</text:p>
              </table:table-cell>
              <table:table-cell office:value-type="float" office:value="6">
                <text:p>6</text:p>
              </table:table-cell>
              <table:table-cell office:value-type="float" office:value="0.603547516605096">
                <text:p>0.60354751660509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08692344120067">
                <text:p>0.108692344120067</text:p>
              </table:table-cell>
              <table:table-cell office:value-type="float" office:value="7">
                <text:p>7</text:p>
              </table:table-cell>
              <table:table-cell office:value-type="float" office:value="0.2500742848467">
                <text:p>0.2500742848467</text:p>
              </table:table-cell>
              <table:table-cell office:value-type="float" office:value="7">
                <text:p>7</text:p>
              </table:table-cell>
              <table:table-cell office:value-type="float" office:value="0.451406587616074">
                <text:p>0.451406587616074</text:p>
              </table:table-cell>
              <table:table-cell office:value-type="float" office:value="7">
                <text:p>7</text:p>
              </table:table-cell>
              <table:table-cell office:value-type="float" office:value="0.527047051632716">
                <text:p>0.527047051632716</text:p>
              </table:table-cell>
              <table:table-cell office:value-type="float" office:value="7">
                <text:p>7</text:p>
              </table:table-cell>
              <table:table-cell office:value-type="float" office:value="0.567362901380067">
                <text:p>0.567362901380067</text:p>
              </table:table-cell>
              <table:table-cell office:value-type="float" office:value="7">
                <text:p>7</text:p>
              </table:table-cell>
              <table:table-cell office:value-type="float" office:value="0.596152326454664">
                <text:p>0.596152326454664</text:p>
              </table:table-cell>
              <table:table-cell office:value-type="float" office:value="7">
                <text:p>7</text:p>
              </table:table-cell>
              <table:table-cell office:value-type="float" office:value="0.599471110579165">
                <text:p>0.5994711105791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938930801065606">
                <text:p>0.0938930801065606</text:p>
              </table:table-cell>
              <table:table-cell office:value-type="float" office:value="8">
                <text:p>8</text:p>
              </table:table-cell>
              <table:table-cell office:value-type="float" office:value="0.219465014317128">
                <text:p>0.219465014317128</text:p>
              </table:table-cell>
              <table:table-cell office:value-type="float" office:value="8">
                <text:p>8</text:p>
              </table:table-cell>
              <table:table-cell office:value-type="float" office:value="0.421114100258514">
                <text:p>0.421114100258514</text:p>
              </table:table-cell>
              <table:table-cell office:value-type="float" office:value="8">
                <text:p>8</text:p>
              </table:table-cell>
              <table:table-cell office:value-type="float" office:value="0.520502670195606">
                <text:p>0.520502670195606</text:p>
              </table:table-cell>
              <table:table-cell office:value-type="float" office:value="8">
                <text:p>8</text:p>
              </table:table-cell>
              <table:table-cell office:value-type="float" office:value="0.562367231037875">
                <text:p>0.562367231037875</text:p>
              </table:table-cell>
              <table:table-cell office:value-type="float" office:value="8">
                <text:p>8</text:p>
              </table:table-cell>
              <table:table-cell office:value-type="float" office:value="0.583971535453905">
                <text:p>0.583971535453905</text:p>
              </table:table-cell>
              <table:table-cell office:value-type="float" office:value="8">
                <text:p>8</text:p>
              </table:table-cell>
              <table:table-cell office:value-type="float" office:value="0.580940235045776">
                <text:p>0.58094023504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479cm" svg:y="0.36cm" chart:style-name="ch2">
          <text:p>Wykres teoretycznej efektywności od ilości procesorów</text:p>
        </chart:title>
        <chart:legend chart:legend-position="end" svg:x="16.073cm" svg:y="3.812cm" style:legend-expansion="high" chart:style-name="ch3"/>
        <chart:plot-area chart:style-name="ch4" table:cell-range-address="results.A1:results.E1 results.B2:results.B9 results.A2:results.A2 results.F2:results.F57 results.A10:results.A10 results.A18:results.A18 results.A26:results.A26 results.A34:results.A34 results.A42:results.A42 results.A50:results.A50" chart:data-source-has-labels="both" svg:x="1.374cm" svg:y="1.363cm" svg:width="14.336cm" svg:height="8.642cm">
          <chartooo:coordinate-region svg:x="2.101cm" svg:y="1.563cm" svg:width="13.515cm" svg:height="7.795cm"/>
          <chart:axis chart:dimension="x" chart:name="primary-x" chart:style-name="ch5" chartooo:axis-type="auto">
            <chart:title svg:x="7.268cm" svg:y="10.229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41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F2:results.F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F10:results.F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F18:results.F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F26:results.F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F34:results.F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F42:results.F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F50:results.F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F2:results.F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F10:results.F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F18:results.F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F26:results.F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F34:results.F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F42:results.F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F50:results.F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672611232260495">
                <text:p>0.672611232260495</text:p>
              </table:table-cell>
              <table:table-cell office:value-type="float" office:value="2">
                <text:p>2</text:p>
              </table:table-cell>
              <table:table-cell office:value-type="float" office:value="0.845759323530362">
                <text:p>0.845759323530362</text:p>
              </table:table-cell>
              <table:table-cell office:value-type="float" office:value="2">
                <text:p>2</text:p>
              </table:table-cell>
              <table:table-cell office:value-type="float" office:value="0.929424838315583">
                <text:p>0.929424838315583</text:p>
              </table:table-cell>
              <table:table-cell office:value-type="float" office:value="2">
                <text:p>2</text:p>
              </table:table-cell>
              <table:table-cell office:value-type="float" office:value="0.966973511871711">
                <text:p>0.966973511871711</text:p>
              </table:table-cell>
              <table:table-cell office:value-type="float" office:value="2">
                <text:p>2</text:p>
              </table:table-cell>
              <table:table-cell office:value-type="float" office:value="0.98413177151813">
                <text:p>0.98413177151813</text:p>
              </table:table-cell>
              <table:table-cell office:value-type="float" office:value="2">
                <text:p>2</text:p>
              </table:table-cell>
              <table:table-cell office:value-type="float" office:value="0.992236980434658">
                <text:p>0.992236980434658</text:p>
              </table:table-cell>
              <table:table-cell office:value-type="float" office:value="2">
                <text:p>2</text:p>
              </table:table-cell>
              <table:table-cell office:value-type="float" office:value="0.996162477810064">
                <text:p>0.996162477810064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506717586141646">
                <text:p>0.506717586141646</text:p>
              </table:table-cell>
              <table:table-cell office:value-type="float" office:value="3">
                <text:p>3</text:p>
              </table:table-cell>
              <table:table-cell office:value-type="float" office:value="0.732740875254199">
                <text:p>0.732740875254199</text:p>
              </table:table-cell>
              <table:table-cell office:value-type="float" office:value="3">
                <text:p>3</text:p>
              </table:table-cell>
              <table:table-cell office:value-type="float" office:value="0.868154681314714">
                <text:p>0.868154681314714</text:p>
              </table:table-cell>
              <table:table-cell office:value-type="float" office:value="3">
                <text:p>3</text:p>
              </table:table-cell>
              <table:table-cell office:value-type="float" office:value="0.93605877776062">
                <text:p>0.93605877776062</text:p>
              </table:table-cell>
              <table:table-cell office:value-type="float" office:value="3">
                <text:p>3</text:p>
              </table:table-cell>
              <table:table-cell office:value-type="float" office:value="0.968759277951662">
                <text:p>0.968759277951662</text:p>
              </table:table-cell>
              <table:table-cell office:value-type="float" office:value="3">
                <text:p>3</text:p>
              </table:table-cell>
              <table:table-cell office:value-type="float" office:value="0.984593561353957">
                <text:p>0.984593561353957</text:p>
              </table:table-cell>
              <table:table-cell office:value-type="float" office:value="3">
                <text:p>3</text:p>
              </table:table-cell>
              <table:table-cell office:value-type="float" office:value="0.992354296178203">
                <text:p>0.992354296178203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406466257753369">
                <text:p>0.406466257753369</text:p>
              </table:table-cell>
              <table:table-cell office:value-type="float" office:value="4">
                <text:p>4</text:p>
              </table:table-cell>
              <table:table-cell office:value-type="float" office:value="0.646367119890941">
                <text:p>0.646367119890941</text:p>
              </table:table-cell>
              <table:table-cell office:value-type="float" office:value="4">
                <text:p>4</text:p>
              </table:table-cell>
              <table:table-cell office:value-type="float" office:value="0.814463107342241">
                <text:p>0.814463107342241</text:p>
              </table:table-cell>
              <table:table-cell office:value-type="float" office:value="4">
                <text:p>4</text:p>
              </table:table-cell>
              <table:table-cell office:value-type="float" office:value="0.907059530256384">
                <text:p>0.907059530256384</text:p>
              </table:table-cell>
              <table:table-cell office:value-type="float" office:value="4">
                <text:p>4</text:p>
              </table:table-cell>
              <table:table-cell office:value-type="float" office:value="0.953859645916067">
                <text:p>0.953859645916067</text:p>
              </table:table-cell>
              <table:table-cell office:value-type="float" office:value="4">
                <text:p>4</text:p>
              </table:table-cell>
              <table:table-cell office:value-type="float" office:value="0.977066999959979">
                <text:p>0.977066999959979</text:p>
              </table:table-cell>
              <table:table-cell office:value-type="float" office:value="4">
                <text:p>4</text:p>
              </table:table-cell>
              <table:table-cell office:value-type="float" office:value="0.988575119892056">
                <text:p>0.988575119892056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339331382623321">
                <text:p>0.339331382623321</text:p>
              </table:table-cell>
              <table:table-cell office:value-type="float" office:value="5">
                <text:p>5</text:p>
              </table:table-cell>
              <table:table-cell office:value-type="float" office:value="0.57820919253683">
                <text:p>0.57820919253683</text:p>
              </table:table-cell>
              <table:table-cell office:value-type="float" office:value="5">
                <text:p>5</text:p>
              </table:table-cell>
              <table:table-cell office:value-type="float" office:value="0.767025906263528">
                <text:p>0.767025906263528</text:p>
              </table:table-cell>
              <table:table-cell office:value-type="float" office:value="5">
                <text:p>5</text:p>
              </table:table-cell>
              <table:table-cell office:value-type="float" office:value="0.879803092684393">
                <text:p>0.879803092684393</text:p>
              </table:table-cell>
              <table:table-cell office:value-type="float" office:value="5">
                <text:p>5</text:p>
              </table:table-cell>
              <table:table-cell office:value-type="float" office:value="0.93941138789344">
                <text:p>0.93941138789344</text:p>
              </table:table-cell>
              <table:table-cell office:value-type="float" office:value="5">
                <text:p>5</text:p>
              </table:table-cell>
              <table:table-cell office:value-type="float" office:value="0.969654636686003">
                <text:p>0.969654636686003</text:p>
              </table:table-cell>
              <table:table-cell office:value-type="float" office:value="5">
                <text:p>5</text:p>
              </table:table-cell>
              <table:table-cell office:value-type="float" office:value="0.984824618826242">
                <text:p>0.98482461882624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291229787381295">
                <text:p>0.291229787381295</text:p>
              </table:table-cell>
              <table:table-cell office:value-type="float" office:value="6">
                <text:p>6</text:p>
              </table:table-cell>
              <table:table-cell office:value-type="float" office:value="0.523054316871725">
                <text:p>0.523054316871725</text:p>
              </table:table-cell>
              <table:table-cell office:value-type="float" office:value="6">
                <text:p>6</text:p>
              </table:table-cell>
              <table:table-cell office:value-type="float" office:value="0.724810395035014">
                <text:p>0.724810395035014</text:p>
              </table:table-cell>
              <table:table-cell office:value-type="float" office:value="6">
                <text:p>6</text:p>
              </table:table-cell>
              <table:table-cell office:value-type="float" office:value="0.854136938088818">
                <text:p>0.854136938088818</text:p>
              </table:table-cell>
              <table:table-cell office:value-type="float" office:value="6">
                <text:p>6</text:p>
              </table:table-cell>
              <table:table-cell office:value-type="float" office:value="0.925394298838946">
                <text:p>0.925394298838946</text:p>
              </table:table-cell>
              <table:table-cell office:value-type="float" office:value="6">
                <text:p>6</text:p>
              </table:table-cell>
              <table:table-cell office:value-type="float" office:value="0.962353892063179">
                <text:p>0.962353892063179</text:p>
              </table:table-cell>
              <table:table-cell office:value-type="float" office:value="6">
                <text:p>6</text:p>
              </table:table-cell>
              <table:table-cell office:value-type="float" office:value="0.981102467846222">
                <text:p>0.98110246784622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255072262969666">
                <text:p>0.255072262969666</text:p>
              </table:table-cell>
              <table:table-cell office:value-type="float" office:value="7">
                <text:p>7</text:p>
              </table:table-cell>
              <table:table-cell office:value-type="float" office:value="0.477505481278546">
                <text:p>0.477505481278546</text:p>
              </table:table-cell>
              <table:table-cell office:value-type="float" office:value="7">
                <text:p>7</text:p>
              </table:table-cell>
              <table:table-cell office:value-type="float" office:value="0.686999377570074">
                <text:p>0.686999377570074</text:p>
              </table:table-cell>
              <table:table-cell office:value-type="float" office:value="7">
                <text:p>7</text:p>
              </table:table-cell>
              <table:table-cell office:value-type="float" office:value="0.829925833443759">
                <text:p>0.829925833443759</text:p>
              </table:table-cell>
              <table:table-cell office:value-type="float" office:value="7">
                <text:p>7</text:p>
              </table:table-cell>
              <table:table-cell office:value-type="float" office:value="0.911789361907684">
                <text:p>0.911789361907684</text:p>
              </table:table-cell>
              <table:table-cell office:value-type="float" office:value="7">
                <text:p>7</text:p>
              </table:table-cell>
              <table:table-cell office:value-type="float" office:value="0.955162263727684">
                <text:p>0.955162263727684</text:p>
              </table:table-cell>
              <table:table-cell office:value-type="float" office:value="7">
                <text:p>7</text:p>
              </table:table-cell>
              <table:table-cell office:value-type="float" office:value="0.977408346714341">
                <text:p>0.97740834671434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22690140465342">
                <text:p>0.22690140465342</text:p>
              </table:table-cell>
              <table:table-cell office:value-type="float" office:value="8">
                <text:p>8</text:p>
              </table:table-cell>
              <table:table-cell office:value-type="float" office:value="0.439254165633685">
                <text:p>0.439254165633685</text:p>
              </table:table-cell>
              <table:table-cell office:value-type="float" office:value="8">
                <text:p>8</text:p>
              </table:table-cell>
              <table:table-cell office:value-type="float" office:value="0.652937725172258">
                <text:p>0.652937725172258</text:p>
              </table:table-cell>
              <table:table-cell office:value-type="float" office:value="8">
                <text:p>8</text:p>
              </table:table-cell>
              <table:table-cell office:value-type="float" office:value="0.807049456172395">
                <text:p>0.807049456172395</text:p>
              </table:table-cell>
              <table:table-cell office:value-type="float" office:value="8">
                <text:p>8</text:p>
              </table:table-cell>
              <table:table-cell office:value-type="float" office:value="0.898578662376948">
                <text:p>0.898578662376948</text:p>
              </table:table-cell>
              <table:table-cell office:value-type="float" office:value="8">
                <text:p>8</text:p>
              </table:table-cell>
              <table:table-cell office:value-type="float" office:value="0.948077323561085">
                <text:p>0.948077323561085</text:p>
              </table:table-cell>
              <table:table-cell office:value-type="float" office:value="8">
                <text:p>8</text:p>
              </table:table-cell>
              <table:table-cell office:value-type="float" office:value="0.973741939997985">
                <text:p>0.973741939997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